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1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2" style:family="text">
      <style:text-properties officeooo:rsid="0fad59bb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83">This </text:span><text:span text:style-name="T185"><text:user-field-get text:name="Distro">Ubuntu</text:user-field-get></text:span><text:span text:style-name="T184"><text:s/></text:span><text:span text:style-name="T186"><text:user-field-get text:name="Version">24.04 LTS</text:user-field-get></text:span><text:span text:style-name="T186"><text:s/>Server</text:span><text:span text:style-name="T183"> from April </text:span><text:span text:style-name="T187"><text:user-field-get text:name="Releaseyear">2024</text:user-field-get></text:span><text:span text:style-name="T183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8">&lt;user</text:span><text:span text:style-name="T144">&gt;</text:span><text:span text:style-name="T158"><text:tab/><text:tab/></text:span><text:span text:style-name="T165"> <text:tab/><text:tab/><text:tab/> </text:span><text:span text:style-name="T159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9"><text:tab/></text:span><text:span text:style-name="T163">e.g.</text:span><text:span text:style-name="T167"> </text:span><text:span text:style-name="T172">J</text:span><text:span text:style-name="T173">ohn Doe</text:span></text:p>
      <text:p text:style-name="P65"><text:span text:style-name="T14">&lt;</text:span><text:span text:style-name="T170">user</text:span><text:span text:style-name="T6">na</text:span><text:span text:style-name="T10">me</text:span><text:span text:style-name="T144">&gt;</text:span><text:span text:style-name="T168"><text:tab/><text:tab/><text:tab/> </text:span><text:span text:style-name="T168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8"><text:tab/></text:span><text:span text:style-name="T169">e.g.</text:span><text:span text:style-name="T4"> </text:span><text:span text:style-name="T100">j</text:span><text:span text:style-name="T101">oh</text:span><text:span text:style-name="T100">n</text:span></text:p>
      <text:p text:style-name="P12"><text:span text:style-name="T14">&lt;</text:span><text:span text:style-name="T11">c</text:span><text:span text:style-name="T12">omputername</text:span><text:span text:style-name="T144">&gt;</text:span><text:span text:style-name="T171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7"> </text:span><text:span text:style-name="T156">sv</text:span><text:span text:style-name="T157">02</text:span></text:p>
      <text:p text:style-name="P14"><text:span text:style-name="T178">&lt;</text:span><text:span text:style-name="T145">user</text:span><text:span text:style-name="T144">&gt;</text:span><text:span text:style-name="T151"><text:tab/><text:tab/></text:span><text:span text:style-name="T165"> <text:tab/><text:tab/><text:tab/> </text:span><text:span text:style-name="T15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9"><text:tab/></text:span><text:span text:style-name="T163">i.e.</text:span><text:span text:style-name="T160"> </text:span><text:span text:style-name="T161">additional </text:span><text:span text:style-name="T162">user</text:span><text:span text:style-name="T164">s</text:span></text:p>
      <text:p text:style-name="P65"><text:span text:style-name="T178">&lt;</text:span><text:span text:style-name="T145">user</text:span><text:span text:style-name="T146">n</text:span><text:span text:style-name="T143">a</text:span><text:span text:style-name="T144">me&gt;</text:span><text:span text:style-name="T142"><text:tab/><text:tab/><text:tab/> </text:span><text:span text:style-name="T168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8"><text:tab/></text:span><text:span text:style-name="T152">i.</text:span><text:span text:style-name="T153">e.</text:span><text:span text:style-name="T152"> </text:span><text:span text:style-name="T148">additional </text:span><text:span text:style-name="T149">user</text:span><text:span text:style-name="T150">s</text:span></text:p>
      <text:p text:style-name="P64"><text:span text:style-name="T197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5">Not yet on Linux?</text:span></text:span><text:span text:style-name="T91"><text:tab/></text:span><text:span text:style-name="T95">Use</text:span><text:span text:style-name="T92"> </text:span><text:span text:style-name="Strong_20_Emphasis"><text:span text:style-name="T97">Checklist </text:span></text:span><text:span text:style-name="Strong_20_Emphasis"><text:span text:style-name="T98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4"> </text:span><text:span text:style-name="T93">u</text:span><text:span text:style-name="T94">nder </text:span><text:span text:style-name="Strong_20_Emphasis"><text:span text:style-name="T118">Linux</text:span></text:span><text:span text:style-name="T89">.</text:span></text:p>
      <text:p text:style-name="P11"><text:span text:style-name="Strong_20_Emphasis"><text:span text:style-name="T116">New installation?</text:span></text:span><text:span text:style-name="T89"><text:tab/><text:tab/></text:span><text:span text:style-name="T96">Start at chapter</text:span><text:span text:style-name="T89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82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9">&lt;user</text:span><text:span text:style-name="T154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2">Boot the computer from</text:span><text:span text:style-name="T107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2"> an</text:span><text:span text:style-name="T104"> </text:span><text:span text:style-name="T87"><text:user-field-get text:name="Distro">Ubuntu</text:user-field-get></text:span><text:span text:style-name="T106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8"><text:user-field-get text:name="Distro">Ubuntu</text:user-field-get></text:span><text:span text:style-name="T108"><text:s/></text:span><text:span text:style-name="T15">without modifying any files on the hard drive and also allows installation of </text:span><text:span text:style-name="T108"><text:user-field-get text:name="Distro">Ubuntu</text:user-field-get></text:span><text:span text:style-name="T108">.</text:span></text:p></text:note-body></text:note></text:span><text:span text:style-name="T102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image from </text:span><text:a xlink:type="simple" xlink:href="https://ubuntu.com/" text:style-name="Internet_20_link" text:visited-style-name="Visited_20_Internet_20_Link"><text:span text:style-name="T177">ubuntu.com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6">karelzimmer.nl/en</text:span></text:a><text:span text:style-name="T52">, under </text:span><text:span text:style-name="Sterk_20_accent_20_voetnoot"><text:span text:style-name="T75">Linux</text:span></text:span><text:span text:style-name="T52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3"> </text:span><text:span text:style-name="T105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T125"> </text:span><text:span text:style-name="T181">&lt;user</text:span><text:span text:style-name="T166">&gt;</text:span><text:span text:style-name="T129">, </text:span><text:span text:style-name="Strong_20_Emphasis"><text:span text:style-name="T139"><text:line-break/></text:span></text:span><text:span text:style-name="Strong_20_Emphasis"><text:span text:style-name="T121">Your server</text:span></text:span><text:span text:style-name="Strong_20_Emphasis"><text:span text:style-name="T133">'</text:span></text:span><text:span text:style-name="Strong_20_Emphasis"><text:span text:style-name="T134">s name</text:span></text:span><text:span text:style-name="T8"> &lt;</text:span><text:span text:style-name="T7">comp</text:span><text:span text:style-name="T8">uter</text:span><text:span text:style-name="T9">name&gt;</text:span><text:span text:style-name="T125">,</text:span><text:span text:style-name="Strong_20_Emphasis"><text:span text:style-name="T140"><text:line-break/></text:span></text:span><text:span text:style-name="Strong_20_Emphasis"><text:span text:style-name="T141">Pick a usernam</text:span></text:span><text:span text:style-name="T126">e</text:span><text:span text:style-name="T125"> &lt;</text:span><text:span text:style-name="T9">username&gt;</text:span><text:span text:style-name="T125">,</text:span><text:span text:style-name="Strong_20_Emphasis"><text:span text:style-name="T140"><text:line-break/></text:span></text:span><text:span text:style-name="T135">enter a </text:span><text:span text:style-name="Strong_20_Emphasis"><text:span text:style-name="T132">password</text:span></text:span><text:span text:style-name="T135"> twice</text:span><text:span text:style-name="T130"> </text:span><text:span text:style-name="T131">and press the </text:span><text:span text:style-name="T138">Enter</text:span><text:span text:style-name="T136"> </text:span><text:span text:style-name="T137">key</text:span><text:span text:style-name="T136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80">&lt;user</text:span><text:span text:style-name="T15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9">P</text:span></text:span><text:span text:style-name="Strong_20_Emphasis"><text:span text:style-name="T40">rovision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80">&lt;user</text:span><text:span text:style-name="T155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Provision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3">End of checklist,</text:span><text:span text:style-name="T114"> </text:span><text:span text:style-name="T110"><text:user-field-get text:name="Distro">Ubuntu</text:user-field-get></text:span><text:span text:style-name="T112"><text:s/></text:span><text:span text:style-name="T109"><text:user-field-get text:name="Version">24.04 LTS</text:user-field-get></text:span><text:span text:style-name="T109"><text:s/></text:span><text:span text:style-name="T111">Server</text:span><text:span text:style-name="T78"> </text:span><text:span text:style-name="T113">installation is complete.</text:span></text:p>
      <text:p text:style-name="P17"/>
      <text:p text:style-name="P15"><text:span text:style-name="T189">Written</text:span><text:span text:style-name="T190"> </text:span><text:span text:style-name="T189">by</text:span><text:span text:style-name="T190"> </text:span><text:a xlink:type="simple" xlink:href="mailto:info@karelzimmer.nl?subject=Checklist%20installation%20Linux" text:style-name="Internet_20_link" text:visited-style-name="Visited_20_Internet_20_Link"><text:span text:style-name="T196">Karel Zimmer</text:span></text:a><text:span text:style-name="T191">.</text:span></text:p>
      <text:p text:style-name="P16"><text:span text:style-name="T194">License </text:span><text:span text:style-name="T192">C</text:span><text:span text:style-name="T193">C0</text:span><text:span text:style-name="T191"> 1.0</text:span><text:span text:style-name="T195"> </text:span><text:span text:style-name="T1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5"><text:s/></text:span><text:span text:style-name="T1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2-18T10:46:59.539575953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6:59.417635777</dc:date>
    <meta:keyword>Installatie</meta:keyword>
    <meta:keyword>Checklist</meta:keyword>
    <meta:keyword>Linux</meta:keyword>
    <meta:editing-cycles>6947</meta:editing-cycles>
    <meta:editing-duration>P12DT4H3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2" meta:character-count="2238" meta:non-whitespace-character-count="1893"/>
    <meta:user-defined meta:name="Info 1"/>
    <meta:user-defined meta:name="Info 2"/>
    <meta:user-defined meta:name="Info 3"/>
    <meta:user-defined meta:name="Info 4"/>
  </office:meta>
</office:document-meta>
</file>